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2084">
            <text:p>Poz-52084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915.0">
            <text:p>591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43">
            <text:p>-0.4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6">
            <text:p>Samso_Belt-06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440.0">
            <text:p>34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7">
            <text:p>Samso_Belt-07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640.0">
            <text:p>36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8">
            <text:p>Samso_Belt-08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840.0">
            <text:p>38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9">
            <text:p>Samso_Belt-09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4440.0">
            <text:p>44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2085">
            <text:p>Poz-52085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270.0">
            <text:p>727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76">
            <text:p>-2.7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2">
            <text:p>Samso_Belt-02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1660.0">
            <text:p>1660.0</text:p>
          </table:table-cell>
          <table:table-cell office:value-type="float" office:value="140.0">
            <text:p>14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4">
            <text:p>Samso_Belt-04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2740.0">
            <text:p>27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8">
            <text:p>Poz-59378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595.0">
            <text:p>6595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6">
            <text:p>-0.7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7">
            <text:p>Poz-59377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825.0">
            <text:p>5825.0</text:p>
          </table:table-cell>
          <table:table-cell office:value-type="float" office:value="35.0">
            <text:p>3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15">
            <text:p>0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6">
            <text:p>Poz-59376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440.0">
            <text:p>7440.0</text:p>
          </table:table-cell>
          <table:table-cell office:value-type="float" office:value="35.0">
            <text:p>35.0</text:p>
          </table:table-cell>
          <table:table-cell office:value-type="string" office:value="Bulk peat">
            <text:p>Bulk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35">
            <text:p>-5.3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2">
            <text:p>Poz-59242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7310.0">
            <text:p>731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74">
            <text:p>-2.7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1">
            <text:p>Poz-59241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170.0">
            <text:p>717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2">
            <text:p>-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0">
            <text:p>Poz-59240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350.0">
            <text:p>735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82">
            <text:p>-3.8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1">
            <text:p>Poz-59461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700.0">
            <text:p>570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56">
            <text:p>-2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2">
            <text:p>Poz-59462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910.0">
            <text:p>691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7">
            <text:p>-3.37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3">
            <text:p>Poz-59463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595.0">
            <text:p>6595.0</text:p>
          </table:table-cell>
          <table:table-cell office:value-type="float" office:value="35.0">
            <text:p>3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7">
            <text:p>-0.9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181">
            <text:p>Poz-60181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6715.0">
            <text:p>6715.0</text:p>
          </table:table-cell>
          <table:table-cell office:value-type="float" office:value="35.0">
            <text:p>35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59">
            <text:p>-2.5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5">
            <text:p>Samso_Belt-05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240.0">
            <text:p>32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28">
            <text:p>Poz-60528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5825.0">
            <text:p>582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09">
            <text:p>-2.0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1">
            <text:p>Poz-60531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640.0">
            <text:p>464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21">
            <text:p>-1.2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2">
            <text:p>Poz-60532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7220.0">
            <text:p>722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1">
            <text:p>-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3">
            <text:p>Poz-60533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860.0">
            <text:p>486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09">
            <text:p>-0.0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4">
            <text:p>Poz-60534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495.0">
            <text:p>4495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17">
            <text:p>-1.1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5">
            <text:p>Poz-7845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6565.0">
            <text:p>6565.0</text:p>
          </table:table-cell>
          <table:table-cell office:value-type="float" office:value="35.0">
            <text:p>35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6">
            <text:p>Poz-7846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7600.0">
            <text:p>7600.0</text:p>
          </table:table-cell>
          <table:table-cell office:value-type="float" office:value="40.0">
            <text:p>40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5">
            <text:p>-2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7">
            <text:p>Poz-7847</text:p>
          </table:table-cell>
          <table:table-cell office:value-type="float" office:value="56.12">
            <text:p>56.12</text:p>
          </table:table-cell>
          <table:table-cell office:value-type="float" office:value="10.43">
            <text:p>10.43</text:p>
          </table:table-cell>
          <table:table-cell office:value-type="float" office:value="5740.0">
            <text:p>5740.0</text:p>
          </table:table-cell>
          <table:table-cell office:value-type="float" office:value="35.0">
            <text:p>35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2">
            <text:p>-2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8">
            <text:p>Poz-7848</text:p>
          </table:table-cell>
          <table:table-cell office:value-type="float" office:value="56.12">
            <text:p>56.12</text:p>
          </table:table-cell>
          <table:table-cell office:value-type="float" office:value="10.43">
            <text:p>10.43</text:p>
          </table:table-cell>
          <table:table-cell office:value-type="float" office:value="8290.0">
            <text:p>8290.0</text:p>
          </table:table-cell>
          <table:table-cell office:value-type="float" office:value="40.0">
            <text:p>4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8">
            <text:p>-25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1">
            <text:p>Samso_Belt-01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1160.0">
            <text:p>1160.0</text:p>
          </table:table-cell>
          <table:table-cell office:value-type="float" office:value="100.0">
            <text:p>1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3">
            <text:p>Samso_Belt-03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2070.0">
            <text:p>2070.0</text:p>
          </table:table-cell>
          <table:table-cell office:value-type="float" office:value="140.0">
            <text:p>14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0">
            <text:p>Poz-60530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5505.0">
            <text:p>550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74">
            <text:p>-0.7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10">
            <text:p>Samso_Belt-10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4940.0">
            <text:p>49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1177">
            <text:p>AAR-1177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620.0">
            <text:p>7620.0</text:p>
          </table:table-cell>
          <table:table-cell office:value-type="float" office:value="110.0">
            <text:p>110.0</text:p>
          </table:table-cell>
          <table:table-cell office:value-type="string" office:value="Corylus avellana nut">
            <text:p>Corylus avellana nu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2">
            <text:p>-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5">
            <text:p>AAR-8415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550.0">
            <text:p>7550.0</text:p>
          </table:table-cell>
          <table:table-cell office:value-type="float" office:value="40.0">
            <text:p>40.0</text:p>
          </table:table-cell>
          <table:table-cell office:value-type="string" office:value="Corylus avellana wood">
            <text:p>Corylus avellan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4">
            <text:p>AAR-8414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560.0">
            <text:p>7560.0</text:p>
          </table:table-cell>
          <table:table-cell office:value-type="float" office:value="35.0">
            <text:p>35.0</text:p>
          </table:table-cell>
          <table:table-cell office:value-type="string" office:value="Hedera helix stem">
            <text:p>Hedera helix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3">
            <text:p>AAR-8413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690.0">
            <text:p>7690.0</text:p>
          </table:table-cell>
          <table:table-cell office:value-type="float" office:value="45.0">
            <text:p>45.0</text:p>
          </table:table-cell>
          <table:table-cell office:value-type="string" office:value="Quercus sp. root">
            <text:p>Quercus sp.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7">
            <text:p>-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681">
            <text:p>K-3681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60.0">
            <text:p>386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2">
            <text:p>Poz-10512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1840.0">
            <text:p>1840.0</text:p>
          </table:table-cell>
          <table:table-cell office:value-type="float" office:value="30.0">
            <text:p>30.0</text:p>
          </table:table-cell>
          <table:table-cell office:value-type="string" office:value="Artica islandica shell">
            <text:p>Ar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2">
            <text:p>-2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4">
            <text:p>K-3984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50.0">
            <text:p>385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6">
            <text:p>KIA46676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015.0">
            <text:p>601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44">
            <text:p>-0.4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7">
            <text:p>KIA46677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385.0">
            <text:p>6385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85">
            <text:p>-0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8">
            <text:p>KIA46678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5085.0">
            <text:p>5085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56">
            <text:p>-0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4">
            <text:p>Poz-10514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2860.0">
            <text:p>2860.0</text:p>
          </table:table-cell>
          <table:table-cell office:value-type="float" office:value="35.0">
            <text:p>35.0</text:p>
          </table:table-cell>
          <table:table-cell office:value-type="string" office:value="Nucula nucleus shell">
            <text:p>Nucula nucleu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9">
            <text:p>KIA46679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410.0">
            <text:p>641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54">
            <text:p>-1.5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7">
            <text:p>K-3987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4910.0">
            <text:p>4910.0</text:p>
          </table:table-cell>
          <table:table-cell office:value-type="float" office:value="90.0">
            <text:p>9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8">
            <text:p>K-3988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240.0">
            <text:p>7240.0</text:p>
          </table:table-cell>
          <table:table-cell office:value-type="float" office:value="110.0">
            <text:p>110.0</text:p>
          </table:table-cell>
          <table:table-cell office:value-type="string" office:value="Corbula gibba shells">
            <text:p>Corbula gibb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9">
            <text:p>K-3989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370.0">
            <text:p>7370.0</text:p>
          </table:table-cell>
          <table:table-cell office:value-type="float" office:value="110.0">
            <text:p>11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5761">
            <text:p>K-5761</text:p>
          </table:table-cell>
          <table:table-cell office:value-type="float" office:value="56.16">
            <text:p>56.16</text:p>
          </table:table-cell>
          <table:table-cell office:value-type="float" office:value="10.71">
            <text:p>10.71</text:p>
          </table:table-cell>
          <table:table-cell office:value-type="float" office:value="4260.0">
            <text:p>4260.0</text:p>
          </table:table-cell>
          <table:table-cell office:value-type="float" office:value="90.0">
            <text:p>9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0">
            <text:p>K-3990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380.0">
            <text:p>7380.0</text:p>
          </table:table-cell>
          <table:table-cell office:value-type="float" office:value="110.0">
            <text:p>110.0</text:p>
          </table:table-cell>
          <table:table-cell office:value-type="string" office:value="Corbula gibba shells">
            <text:p>Corbula gibb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6">
            <text:p>K-3996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6030.0">
            <text:p>6030.0</text:p>
          </table:table-cell>
          <table:table-cell office:value-type="float" office:value="100.0">
            <text:p>100.0</text:p>
          </table:table-cell>
          <table:table-cell office:value-type="string" office:value="Alnus glutinosa stem">
            <text:p>Alnus glutinosa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7">
            <text:p>K-3997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7150.0">
            <text:p>7150.0</text:p>
          </table:table-cell>
          <table:table-cell office:value-type="float" office:value="110.0">
            <text:p>110.0</text:p>
          </table:table-cell>
          <table:table-cell office:value-type="string" office:value="Charcoal from lake deposit">
            <text:p>Charcoal from lake deposi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0">
            <text:p>K-4000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5480.0">
            <text:p>5480.0</text:p>
          </table:table-cell>
          <table:table-cell office:value-type="float" office:value="95.0">
            <text:p>95.0</text:p>
          </table:table-cell>
          <table:table-cell office:value-type="string" office:value="Cerastoderma and Littorina shells">
            <text:p>Cerastoderma and Littori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6">
            <text:p>K-3986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4600.0">
            <text:p>4600.0</text:p>
          </table:table-cell>
          <table:table-cell office:value-type="float" office:value="90.0">
            <text:p>9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1">
            <text:p>K-4001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5580.0">
            <text:p>5580.0</text:p>
          </table:table-cell>
          <table:table-cell office:value-type="float" office:value="70.0">
            <text:p>70.0</text:p>
          </table:table-cell>
          <table:table-cell office:value-type="string" office:value="Cerastoderma and Littorina shells">
            <text:p>Cerastoderma and Littori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2">
            <text:p>K-4002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6030.0">
            <text:p>603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6">
            <text:p>K-4236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6990.0">
            <text:p>699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6107">
            <text:p>K-6107</text:p>
          </table:table-cell>
          <table:table-cell office:value-type="float" office:value="56.0">
            <text:p>56.0</text:p>
          </table:table-cell>
          <table:table-cell office:value-type="float" office:value="10.23">
            <text:p>10.23</text:p>
          </table:table-cell>
          <table:table-cell office:value-type="float" office:value="6130.0">
            <text:p>613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hbekRasmussen1994,RosentauEtal2021">
            <text:p>RahbekRasmussen1994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3">
            <text:p>K-4233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960.0">
            <text:p>3960.0</text:p>
          </table:table-cell>
          <table:table-cell office:value-type="float" office:value="65.0">
            <text:p>6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1178">
            <text:p>AAR-1178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390.0">
            <text:p>7390.0</text:p>
          </table:table-cell>
          <table:table-cell office:value-type="float" office:value="160.0">
            <text:p>160.0</text:p>
          </table:table-cell>
          <table:table-cell office:value-type="string" office:value="Antler">
            <text:p>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1">
            <text:p>-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594">
            <text:p>K-4594</text:p>
          </table:table-cell>
          <table:table-cell office:value-type="float" office:value="56.31">
            <text:p>56.31</text:p>
          </table:table-cell>
          <table:table-cell office:value-type="float" office:value="10.05">
            <text:p>10.05</text:p>
          </table:table-cell>
          <table:table-cell office:value-type="float" office:value="4030.0">
            <text:p>403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7">
            <text:p>K-4237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990.0">
            <text:p>7990.0</text:p>
          </table:table-cell>
          <table:table-cell office:value-type="float" office:value="100.0">
            <text:p>100.0</text:p>
          </table:table-cell>
          <table:table-cell office:value-type="string" office:value="Mytilus edulis and Cerastoderma edule shells">
            <text:p>Mytilus edulis and 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5">
            <text:p>K-4235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6750.0">
            <text:p>6750.0</text:p>
          </table:table-cell>
          <table:table-cell office:value-type="float" office:value="100.0">
            <text:p>10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4">
            <text:p>-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6">
            <text:p>Poz-10516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7870.0">
            <text:p>7870.0</text:p>
          </table:table-cell>
          <table:table-cell office:value-type="float" office:value="50.0">
            <text:p>5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4">
            <text:p>-1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7">
            <text:p>Poz-10517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8240.0">
            <text:p>8240.0</text:p>
          </table:table-cell>
          <table:table-cell office:value-type="float" office:value="50.0">
            <text:p>5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4">
            <text:p>-17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4">
            <text:p>K-4234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80.0">
            <text:p>3880.0</text:p>
          </table:table-cell>
          <table:table-cell office:value-type="float" office:value="65.0">
            <text:p>6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8">
            <text:p>Poz-10518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3290.0">
            <text:p>3290.0</text:p>
          </table:table-cell>
          <table:table-cell office:value-type="float" office:value="35.0">
            <text:p>35.0</text:p>
          </table:table-cell>
          <table:table-cell office:value-type="string" office:value="Nucula nucleus shell">
            <text:p>Nucula nucleu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0">
            <text:p>-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